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e_q_actual_0.349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q_1</text:p>
          </table:table-cell>
          <table:table-cell office:value-type="string" calcext:value-type="string">
            <text:p>q_2</text:p>
          </table:table-cell>
          <table:table-cell office:value-type="string" calcext:value-type="string">
            <text:p>q_3</text:p>
          </table:table-cell>
          <table:table-cell office:value-type="string" calcext:value-type="string">
            <text:p>q_4</text:p>
          </table:table-cell>
          <table:table-cell office:value-type="string" calcext:value-type="string">
            <text:p>q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2500001" calcext:value-type="float">
            <text:p>-0.32500001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-0.32500001" calcext:value-type="float">
            <text:p>-0.32500001</text:p>
          </table:table-cell>
          <table:table-cell office:value-type="float" office:value="-0.08125" calcext:value-type="float">
            <text:p>-0.0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2500001" calcext:value-type="float">
            <text:p>-0.32500001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-0.32500001" calcext:value-type="float">
            <text:p>-0.32500001</text:p>
          </table:table-cell>
          <table:table-cell office:value-type="float" office:value="-0.08125" calcext:value-type="float">
            <text:p>-0.08125</text:p>
          </table:table-cell>
        </table:table-row>
        <table:table-row table:style-name="ro1">
          <table:table-cell office:value-type="float" office:value="0.0924572099422626" calcext:value-type="float">
            <text:p>0.0924572099422626</text:p>
          </table:table-cell>
          <table:table-cell office:value-type="float" office:value="-0.331077315908938" calcext:value-type="float">
            <text:p>-0.331077315908938</text:p>
          </table:table-cell>
          <table:table-cell office:value-type="float" office:value="0.0505090257406986" calcext:value-type="float">
            <text:p>0.0505090257406986</text:p>
          </table:table-cell>
          <table:table-cell office:value-type="float" office:value="-0.316032909083756" calcext:value-type="float">
            <text:p>-0.316032909083756</text:p>
          </table:table-cell>
          <table:table-cell office:value-type="float" office:value="-0.11174451040788" calcext:value-type="float">
            <text:p>-0.11174451040788</text:p>
          </table:table-cell>
        </table:table-row>
        <table:table-row table:style-name="ro1">
          <table:table-cell office:value-type="float" office:value="0.153252618562644" calcext:value-type="float">
            <text:p>0.153252618562644</text:p>
          </table:table-cell>
          <table:table-cell office:value-type="float" office:value="-0.338790975957211" calcext:value-type="float">
            <text:p>-0.338790975957211</text:p>
          </table:table-cell>
          <table:table-cell office:value-type="float" office:value="0.0300998144581629" calcext:value-type="float">
            <text:p>0.0300998144581629</text:p>
          </table:table-cell>
          <table:table-cell office:value-type="float" office:value="-0.308618871409749" calcext:value-type="float">
            <text:p>-0.308618871409749</text:p>
          </table:table-cell>
          <table:table-cell office:value-type="float" office:value="-0.131003758095892" calcext:value-type="float">
            <text:p>-0.131003758095892</text:p>
          </table:table-cell>
        </table:table-row>
        <table:table-row table:style-name="ro1">
          <table:table-cell office:value-type="float" office:value="0.20668790652536" calcext:value-type="float">
            <text:p>0.20668790652536</text:p>
          </table:table-cell>
          <table:table-cell office:value-type="float" office:value="-0.346596058794236" calcext:value-type="float">
            <text:p>-0.346596058794236</text:p>
          </table:table-cell>
          <table:table-cell office:value-type="float" office:value="0.0104496510157308" calcext:value-type="float">
            <text:p>0.0104496510157308</text:p>
          </table:table-cell>
          <table:table-cell office:value-type="float" office:value="-0.301168801821873" calcext:value-type="float">
            <text:p>-0.301168801821873</text:p>
          </table:table-cell>
          <table:table-cell office:value-type="float" office:value="-0.147360523044802" calcext:value-type="float">
            <text:p>-0.147360523044802</text:p>
          </table:table-cell>
        </table:table-row>
        <table:table-row table:style-name="ro1">
          <table:table-cell office:value-type="float" office:value="0.251611102833619" calcext:value-type="float">
            <text:p>0.251611102833619</text:p>
          </table:table-cell>
          <table:table-cell office:value-type="float" office:value="-0.351166104278726" calcext:value-type="float">
            <text:p>-0.351166104278726</text:p>
          </table:table-cell>
          <table:table-cell office:value-type="float" office:value="-0.00631090645949527" calcext:value-type="float">
            <text:p>-0.00631090645949527</text:p>
          </table:table-cell>
          <table:table-cell office:value-type="float" office:value="-0.294266755517464" calcext:value-type="float">
            <text:p>-0.294266755517464</text:p>
          </table:table-cell>
          <table:table-cell office:value-type="float" office:value="-0.160661008601158" calcext:value-type="float">
            <text:p>-0.160661008601158</text:p>
          </table:table-cell>
        </table:table-row>
        <table:table-row table:style-name="ro1">
          <table:table-cell office:value-type="float" office:value="0.291743555028361" calcext:value-type="float">
            <text:p>0.291743555028361</text:p>
          </table:table-cell>
          <table:table-cell office:value-type="float" office:value="-0.351290550276635" calcext:value-type="float">
            <text:p>-0.351290550276635</text:p>
          </table:table-cell>
          <table:table-cell office:value-type="float" office:value="-0.0205821334686395" calcext:value-type="float">
            <text:p>-0.0205821334686395</text:p>
          </table:table-cell>
          <table:table-cell office:value-type="float" office:value="-0.287574192836026" calcext:value-type="float">
            <text:p>-0.287574192836026</text:p>
          </table:table-cell>
          <table:table-cell office:value-type="float" office:value="-0.172370186795766" calcext:value-type="float">
            <text:p>-0.172370186795766</text:p>
          </table:table-cell>
        </table:table-row>
        <table:table-row table:style-name="ro1">
          <table:table-cell office:value-type="float" office:value="0.346032169936038" calcext:value-type="float">
            <text:p>0.346032169936038</text:p>
          </table:table-cell>
          <table:table-cell office:value-type="float" office:value="-0.345954941954239" calcext:value-type="float">
            <text:p>-0.345954941954239</text:p>
          </table:table-cell>
          <table:table-cell office:value-type="float" office:value="-0.0380741894106031" calcext:value-type="float">
            <text:p>-0.0380741894106031</text:p>
          </table:table-cell>
          <table:table-cell office:value-type="float" office:value="-0.277835566239652" calcext:value-type="float">
            <text:p>-0.277835566239652</text:p>
          </table:table-cell>
          <table:table-cell office:value-type="float" office:value="-0.187614655643769" calcext:value-type="float">
            <text:p>-0.187614655643769</text:p>
          </table:table-cell>
        </table:table-row>
        <table:table-row table:style-name="ro1">
          <table:table-cell office:value-type="float" office:value="0.346032169961201" calcext:value-type="float">
            <text:p>0.346032169961201</text:p>
          </table:table-cell>
          <table:table-cell office:value-type="float" office:value="-0.341279943326947" calcext:value-type="float">
            <text:p>-0.341279943326947</text:p>
          </table:table-cell>
          <table:table-cell office:value-type="float" office:value="-0.0539665268857788" calcext:value-type="float">
            <text:p>-0.0539665268857788</text:p>
          </table:table-cell>
          <table:table-cell office:value-type="float" office:value="-0.272370294844905" calcext:value-type="float">
            <text:p>-0.272370294844905</text:p>
          </table:table-cell>
          <table:table-cell office:value-type="float" office:value="-0.202772777416406" calcext:value-type="float">
            <text:p>-0.202772777416406</text:p>
          </table:table-cell>
        </table:table-row>
        <table:table-row table:style-name="ro1">
          <table:table-cell office:value-type="float" office:value="0.34603216996126" calcext:value-type="float">
            <text:p>0.34603216996126</text:p>
          </table:table-cell>
          <table:table-cell office:value-type="float" office:value="-0.336692164352094" calcext:value-type="float">
            <text:p>-0.336692164352094</text:p>
          </table:table-cell>
          <table:table-cell office:value-type="float" office:value="-0.0673591731542906" calcext:value-type="float">
            <text:p>-0.0673591731542906</text:p>
          </table:table-cell>
          <table:table-cell office:value-type="float" office:value="-0.267701576109895" calcext:value-type="float">
            <text:p>-0.267701576109895</text:p>
          </table:table-cell>
          <table:table-cell office:value-type="float" office:value="-0.215720399815872" calcext:value-type="float">
            <text:p>-0.215720399815872</text:p>
          </table:table-cell>
        </table:table-row>
        <table:table-row table:style-name="ro1">
          <table:table-cell office:value-type="float" office:value="0.34603216996126" calcext:value-type="float">
            <text:p>0.34603216996126</text:p>
          </table:table-cell>
          <table:table-cell office:value-type="float" office:value="-0.331801266077842" calcext:value-type="float">
            <text:p>-0.331801266077842</text:p>
          </table:table-cell>
          <table:table-cell office:value-type="float" office:value="-0.0792168031366507" calcext:value-type="float">
            <text:p>-0.0792168031366507</text:p>
          </table:table-cell>
          <table:table-cell office:value-type="float" office:value="-0.263457639679792" calcext:value-type="float">
            <text:p>-0.263457639679792</text:p>
          </table:table-cell>
          <table:table-cell office:value-type="float" office:value="-0.227487198965345" calcext:value-type="float">
            <text:p>-0.227487198965345</text:p>
          </table:table-cell>
        </table:table-row>
        <table:table-row table:style-name="ro1">
          <table:table-cell office:value-type="float" office:value="0.346032169961254" calcext:value-type="float">
            <text:p>0.346032169961254</text:p>
          </table:table-cell>
          <table:table-cell office:value-type="float" office:value="-0.326705589878634" calcext:value-type="float">
            <text:p>-0.326705589878634</text:p>
          </table:table-cell>
          <table:table-cell office:value-type="float" office:value="-0.0897094677202105" calcext:value-type="float">
            <text:p>-0.0897094677202105</text:p>
          </table:table-cell>
          <table:table-cell office:value-type="float" office:value="-0.25956853462363" calcext:value-type="float">
            <text:p>-0.25956853462363</text:p>
          </table:table-cell>
          <table:table-cell office:value-type="float" office:value="-0.238264843681655" calcext:value-type="float">
            <text:p>-0.238264843681655</text:p>
          </table:table-cell>
        </table:table-row>
        <table:table-row table:style-name="ro1">
          <table:table-cell office:value-type="float" office:value="0.34603216996125" calcext:value-type="float">
            <text:p>0.34603216996125</text:p>
          </table:table-cell>
          <table:table-cell office:value-type="float" office:value="-0.321459807573989" calcext:value-type="float">
            <text:p>-0.321459807573989</text:p>
          </table:table-cell>
          <table:table-cell office:value-type="float" office:value="-0.0990271580701443" calcext:value-type="float">
            <text:p>-0.0990271580701443</text:p>
          </table:table-cell>
          <table:table-cell office:value-type="float" office:value="-0.255999563070217" calcext:value-type="float">
            <text:p>-0.255999563070217</text:p>
          </table:table-cell>
          <table:table-cell office:value-type="float" office:value="-0.248146297947661" calcext:value-type="float">
            <text:p>-0.248146297947661</text:p>
          </table:table-cell>
        </table:table-row>
        <table:table-row table:style-name="ro1">
          <table:table-cell office:value-type="float" office:value="0.34603216996125" calcext:value-type="float">
            <text:p>0.34603216996125</text:p>
          </table:table-cell>
          <table:table-cell office:value-type="float" office:value="-0.31610743678989" calcext:value-type="float">
            <text:p>-0.31610743678989</text:p>
          </table:table-cell>
          <table:table-cell office:value-type="float" office:value="-0.10731716656703" calcext:value-type="float">
            <text:p>-0.10731716656703</text:p>
          </table:table-cell>
          <table:table-cell office:value-type="float" office:value="-0.252722585661712" calcext:value-type="float">
            <text:p>-0.252722585661712</text:p>
          </table:table-cell>
          <table:table-cell office:value-type="float" office:value="-0.257205643576928" calcext:value-type="float">
            <text:p>-0.257205643576928</text:p>
          </table:table-cell>
        </table:table-row>
        <table:table-row table:style-name="ro1">
          <table:table-cell office:value-type="float" office:value="0.346032169961245" calcext:value-type="float">
            <text:p>0.346032169961245</text:p>
          </table:table-cell>
          <table:table-cell office:value-type="float" office:value="-0.310693173581808" calcext:value-type="float">
            <text:p>-0.310693173581808</text:p>
          </table:table-cell>
          <table:table-cell office:value-type="float" office:value="-0.114683775299989" calcext:value-type="float">
            <text:p>-0.114683775299989</text:p>
          </table:table-cell>
          <table:table-cell office:value-type="float" office:value="-0.249720065876353" calcext:value-type="float">
            <text:p>-0.249720065876353</text:p>
          </table:table-cell>
          <table:table-cell office:value-type="float" office:value="-0.265487312704931" calcext:value-type="float">
            <text:p>-0.265487312704931</text:p>
          </table:table-cell>
        </table:table-row>
        <table:table-row table:style-name="ro1">
          <table:table-cell office:value-type="float" office:value="0.346032169961243" calcext:value-type="float">
            <text:p>0.346032169961243</text:p>
          </table:table-cell>
          <table:table-cell office:value-type="float" office:value="-0.305237009429599" calcext:value-type="float">
            <text:p>-0.305237009429599</text:p>
          </table:table-cell>
          <table:table-cell office:value-type="float" office:value="-0.121217713186382" calcext:value-type="float">
            <text:p>-0.121217713186382</text:p>
          </table:table-cell>
          <table:table-cell office:value-type="float" office:value="-0.246975032825879" calcext:value-type="float">
            <text:p>-0.246975032825879</text:p>
          </table:table-cell>
          <table:table-cell office:value-type="float" office:value="-0.273034415587015" calcext:value-type="float">
            <text:p>-0.273034415587015</text:p>
          </table:table-cell>
        </table:table-row>
        <table:table-row table:style-name="ro1">
          <table:table-cell office:value-type="float" office:value="0.346032169961237" calcext:value-type="float">
            <text:p>0.346032169961237</text:p>
          </table:table-cell>
          <table:table-cell office:value-type="float" office:value="-0.299775786426206" calcext:value-type="float">
            <text:p>-0.299775786426206</text:p>
          </table:table-cell>
          <table:table-cell office:value-type="float" office:value="-0.127003672914207" calcext:value-type="float">
            <text:p>-0.127003672914207</text:p>
          </table:table-cell>
          <table:table-cell office:value-type="float" office:value="-0.244472663514055" calcext:value-type="float">
            <text:p>-0.244472663514055</text:p>
          </table:table-cell>
          <table:table-cell office:value-type="float" office:value="-0.279885007007019" calcext:value-type="float">
            <text:p>-0.279885007007019</text:p>
          </table:table-cell>
        </table:table-row>
        <table:table-row table:style-name="ro1">
          <table:table-cell office:value-type="float" office:value="0.346032169961276" calcext:value-type="float">
            <text:p>0.346032169961276</text:p>
          </table:table-cell>
          <table:table-cell office:value-type="float" office:value="-0.297716181194474" calcext:value-type="float">
            <text:p>-0.297716181194474</text:p>
          </table:table-cell>
          <table:table-cell office:value-type="float" office:value="-0.132473303118721" calcext:value-type="float">
            <text:p>-0.132473303118721</text:p>
          </table:table-cell>
          <table:table-cell office:value-type="float" office:value="-0.242494279954151" calcext:value-type="float">
            <text:p>-0.242494279954151</text:p>
          </table:table-cell>
          <table:table-cell office:value-type="float" office:value="-0.285274241869681" calcext:value-type="float">
            <text:p>-0.285274241869681</text:p>
          </table:table-cell>
        </table:table-row>
        <table:table-row table:style-name="ro1">
          <table:table-cell office:value-type="float" office:value="0.346032169961274" calcext:value-type="float">
            <text:p>0.346032169961274</text:p>
          </table:table-cell>
          <table:table-cell office:value-type="float" office:value="-0.295979726166133" calcext:value-type="float">
            <text:p>-0.295979726166133</text:p>
          </table:table-cell>
          <table:table-cell office:value-type="float" office:value="-0.137289585681134" calcext:value-type="float">
            <text:p>-0.137289585681134</text:p>
          </table:table-cell>
          <table:table-cell office:value-type="float" office:value="-0.240721504858557" calcext:value-type="float">
            <text:p>-0.240721504858557</text:p>
          </table:table-cell>
          <table:table-cell office:value-type="float" office:value="-0.290077482196738" calcext:value-type="float">
            <text:p>-0.290077482196738</text:p>
          </table:table-cell>
        </table:table-row>
        <table:table-row table:style-name="ro1">
          <table:table-cell office:value-type="float" office:value="0.346032169961274" calcext:value-type="float">
            <text:p>0.346032169961274</text:p>
          </table:table-cell>
          <table:table-cell office:value-type="float" office:value="-0.294442746983418" calcext:value-type="float">
            <text:p>-0.294442746983418</text:p>
          </table:table-cell>
          <table:table-cell office:value-type="float" office:value="-0.141552596175537" calcext:value-type="float">
            <text:p>-0.141552596175537</text:p>
          </table:table-cell>
          <table:table-cell office:value-type="float" office:value="-0.239144117984576" calcext:value-type="float">
            <text:p>-0.239144117984576</text:p>
          </table:table-cell>
          <table:table-cell office:value-type="float" office:value="-0.294326082797177" calcext:value-type="float">
            <text:p>-0.294326082797177</text:p>
          </table:table-cell>
        </table:table-row>
        <table:table-row table:style-name="ro1">
          <table:table-cell office:value-type="float" office:value="0.346032169961257" calcext:value-type="float">
            <text:p>0.346032169961257</text:p>
          </table:table-cell>
          <table:table-cell office:value-type="float" office:value="-0.29309006942358" calcext:value-type="float">
            <text:p>-0.29309006942358</text:p>
          </table:table-cell>
          <table:table-cell office:value-type="float" office:value="-0.145304428067461" calcext:value-type="float">
            <text:p>-0.145304428067461</text:p>
          </table:table-cell>
          <table:table-cell office:value-type="float" office:value="-0.237747240697122" calcext:value-type="float">
            <text:p>-0.237747240697122</text:p>
          </table:table-cell>
          <table:table-cell office:value-type="float" office:value="-0.298064895219423" calcext:value-type="float">
            <text:p>-0.298064895219423</text:p>
          </table:table-cell>
        </table:table-row>
        <table:table-row table:style-name="ro1">
          <table:table-cell office:value-type="float" office:value="0.346032169961236" calcext:value-type="float">
            <text:p>0.346032169961236</text:p>
          </table:table-cell>
          <table:table-cell office:value-type="float" office:value="-0.291899831459668" calcext:value-type="float">
            <text:p>-0.291899831459668</text:p>
          </table:table-cell>
          <table:table-cell office:value-type="float" office:value="-0.148605706759314" calcext:value-type="float">
            <text:p>-0.148605706759314</text:p>
          </table:table-cell>
          <table:table-cell office:value-type="float" office:value="-0.236510706821034" calcext:value-type="float">
            <text:p>-0.236510706821034</text:p>
          </table:table-cell>
          <table:table-cell office:value-type="float" office:value="-0.301353068844801" calcext:value-type="float">
            <text:p>-0.301353068844801</text:p>
          </table:table-cell>
        </table:table-row>
        <table:table-row table:style-name="ro1">
          <table:table-cell office:value-type="float" office:value="0.346032169961222" calcext:value-type="float">
            <text:p>0.346032169961222</text:p>
          </table:table-cell>
          <table:table-cell office:value-type="float" office:value="-0.290850485113841" calcext:value-type="float">
            <text:p>-0.290850485113841</text:p>
          </table:table-cell>
          <table:table-cell office:value-type="float" office:value="-0.151516205435569" calcext:value-type="float">
            <text:p>-0.151516205435569</text:p>
          </table:table-cell>
          <table:table-cell office:value-type="float" office:value="-0.235413979587203" calcext:value-type="float">
            <text:p>-0.235413979587203</text:p>
          </table:table-cell>
          <table:table-cell office:value-type="float" office:value="-0.304250359275047" calcext:value-type="float">
            <text:p>-0.304250359275047</text:p>
          </table:table-cell>
        </table:table-row>
        <table:table-row table:style-name="ro1">
          <table:table-cell office:value-type="float" office:value="0.346032169961221" calcext:value-type="float">
            <text:p>0.346032169961221</text:p>
          </table:table-cell>
          <table:table-cell office:value-type="float" office:value="-0.289918718776126" calcext:value-type="float">
            <text:p>-0.289918718776126</text:p>
          </table:table-cell>
          <table:table-cell office:value-type="float" office:value="-0.154100582271072" calcext:value-type="float">
            <text:p>-0.154100582271072</text:p>
          </table:table-cell>
          <table:table-cell office:value-type="float" office:value="-0.234434494677802" calcext:value-type="float">
            <text:p>-0.234434494677802</text:p>
          </table:table-cell>
          <table:table-cell office:value-type="float" office:value="-0.306821019440144" calcext:value-type="float">
            <text:p>-0.306821019440144</text:p>
          </table:table-cell>
        </table:table-row>
        <table:table-row table:style-name="ro1">
          <table:table-cell office:value-type="float" office:value="0.346032169961228" calcext:value-type="float">
            <text:p>0.346032169961228</text:p>
          </table:table-cell>
          <table:table-cell office:value-type="float" office:value="-0.289078925679668" calcext:value-type="float">
            <text:p>-0.289078925679668</text:p>
          </table:table-cell>
          <table:table-cell office:value-type="float" office:value="-0.156429864949259" calcext:value-type="float">
            <text:p>-0.156429864949259</text:p>
          </table:table-cell>
          <table:table-cell office:value-type="float" office:value="-0.233546782047091" calcext:value-type="float">
            <text:p>-0.233546782047091</text:p>
          </table:table-cell>
          <table:table-cell office:value-type="float" office:value="-0.309135718950481" calcext:value-type="float">
            <text:p>-0.309135718950481</text:p>
          </table:table-cell>
        </table:table-row>
        <table:table-row table:style-name="ro1">
          <table:table-cell office:value-type="float" office:value="0.346032169961245" calcext:value-type="float">
            <text:p>0.346032169961245</text:p>
          </table:table-cell>
          <table:table-cell office:value-type="float" office:value="-0.288303965204487" calcext:value-type="float">
            <text:p>-0.288303965204487</text:p>
          </table:table-cell>
          <table:table-cell office:value-type="float" office:value="-0.158579342910927" calcext:value-type="float">
            <text:p>-0.158579342910927</text:p>
          </table:table-cell>
          <table:table-cell office:value-type="float" office:value="-0.232723031388803" calcext:value-type="float">
            <text:p>-0.232723031388803</text:p>
          </table:table-cell>
          <table:table-cell office:value-type="float" office:value="-0.311269732168287" calcext:value-type="float">
            <text:p>-0.311269732168287</text:p>
          </table:table-cell>
        </table:table-row>
        <table:table-row table:style-name="ro1">
          <table:table-cell office:value-type="float" office:value="0.346032169961245" calcext:value-type="float">
            <text:p>0.346032169961245</text:p>
          </table:table-cell>
          <table:table-cell office:value-type="float" office:value="-0.287563658751072" calcext:value-type="float">
            <text:p>-0.287563658751072</text:p>
          </table:table-cell>
          <table:table-cell office:value-type="float" office:value="-0.160632638885634" calcext:value-type="float">
            <text:p>-0.160632638885634</text:p>
          </table:table-cell>
          <table:table-cell office:value-type="float" office:value="-0.231931606792888" calcext:value-type="float">
            <text:p>-0.231931606792888</text:p>
          </table:table-cell>
          <table:table-cell office:value-type="float" office:value="-0.313306295678992" calcext:value-type="float">
            <text:p>-0.31330629567899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formula="of:=([.B2]+[.D2])/2" office:value-type="float" office:value="-0.32500001" calcext:value-type="float">
            <text:p>-0.32500001</text:p>
          </table:table-cell>
          <table:table-cell table:formula="of:=([.C2]+[.E2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([.B3]+[.D3])/2" office:value-type="float" office:value="-0.32500001" calcext:value-type="float">
            <text:p>-0.32500001</text:p>
          </table:table-cell>
          <table:table-cell table:formula="of:=([.C3]+[.E3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([.B4]+[.D4])/2" office:value-type="float" office:value="-0.323555112496347" calcext:value-type="float">
            <text:p>-0.323555112496347</text:p>
          </table:table-cell>
          <table:table-cell table:formula="of:=([.C4]+[.E4])/2" office:value-type="float" office:value="-0.0306177423335907" calcext:value-type="float">
            <text:p>-0.0306177423335907</text:p>
          </table:table-cell>
          <table:table-cell table:number-columns-repeated="2"/>
        </table:table-row>
        <table:table-row table:style-name="ro1">
          <table:table-cell/>
          <table:table-cell table:formula="of:=([.B5]+[.D5])/2" office:value-type="float" office:value="-0.32370492368348" calcext:value-type="float">
            <text:p>-0.32370492368348</text:p>
          </table:table-cell>
          <table:table-cell table:formula="of:=([.C5]+[.E5])/2" office:value-type="float" office:value="-0.0504519718188644" calcext:value-type="float">
            <text:p>-0.0504519718188644</text:p>
          </table:table-cell>
          <table:table-cell table:number-columns-repeated="2"/>
        </table:table-row>
        <table:table-row table:style-name="ro1">
          <table:table-cell/>
          <table:table-cell table:formula="of:=([.B6]+[.D6])/2" office:value-type="float" office:value="-0.323882430308054" calcext:value-type="float">
            <text:p>-0.323882430308054</text:p>
          </table:table-cell>
          <table:table-cell table:formula="of:=([.C6]+[.E6])/2" office:value-type="float" office:value="-0.0684554360145355" calcext:value-type="float">
            <text:p>-0.0684554360145355</text:p>
          </table:table-cell>
          <table:table-cell table:number-columns-repeated="2"/>
        </table:table-row>
        <table:table-row table:style-name="ro1">
          <table:table-cell/>
          <table:table-cell table:formula="of:=([.B7]+[.D7])/2" office:value-type="float" office:value="-0.322716429898095" calcext:value-type="float">
            <text:p>-0.322716429898095</text:p>
          </table:table-cell>
          <table:table-cell table:formula="of:=([.C7]+[.E7])/2" office:value-type="float" office:value="-0.0834859575303268" calcext:value-type="float">
            <text:p>-0.0834859575303268</text:p>
          </table:table-cell>
          <table:table-cell table:number-columns-repeated="2"/>
        </table:table-row>
        <table:table-row table:style-name="ro1">
          <table:table-cell/>
          <table:table-cell table:formula="of:=([.B8]+[.D8])/2" office:value-type="float" office:value="-0.319432371556331" calcext:value-type="float">
            <text:p>-0.319432371556331</text:p>
          </table:table-cell>
          <table:table-cell table:formula="of:=([.C8]+[.E8])/2" office:value-type="float" office:value="-0.0964761601322029" calcext:value-type="float">
            <text:p>-0.0964761601322029</text:p>
          </table:table-cell>
          <table:table-cell table:number-columns-repeated="2"/>
        </table:table-row>
        <table:table-row table:style-name="ro1">
          <table:table-cell/>
          <table:table-cell table:formula="of:=([.B9]+[.D9])/2" office:value-type="float" office:value="-0.311895254096945" calcext:value-type="float">
            <text:p>-0.311895254096945</text:p>
          </table:table-cell>
          <table:table-cell table:formula="of:=([.C9]+[.E9])/2" office:value-type="float" office:value="-0.112844422527186" calcext:value-type="float">
            <text:p>-0.112844422527186</text:p>
          </table:table-cell>
          <table:table-cell table:number-columns-repeated="2"/>
        </table:table-row>
        <table:table-row table:style-name="ro1">
          <table:table-cell/>
          <table:table-cell table:formula="of:=([.B10]+[.D10])/2" office:value-type="float" office:value="-0.306825119085926" calcext:value-type="float">
            <text:p>-0.306825119085926</text:p>
          </table:table-cell>
          <table:table-cell table:formula="of:=([.C10]+[.E10])/2" office:value-type="float" office:value="-0.128369652151093" calcext:value-type="float">
            <text:p>-0.128369652151093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([.B11]+[.D11])/2" office:value-type="float" office:value="-0.302196870230995" calcext:value-type="float">
            <text:p>-0.302196870230995</text:p>
          </table:table-cell>
          <table:table-cell table:style-name="ce1" table:formula="of:=([.C11]+[.E11])/2" office:value-type="float" office:value="-0.141539786485081" calcext:value-type="float">
            <text:p>-0.141539786485081</text:p>
          </table:table-cell>
          <table:table-cell table:number-columns-repeated="2"/>
        </table:table-row>
        <table:table-row table:style-name="ro1">
          <table:table-cell/>
          <table:table-cell table:formula="of:=([.B12]+[.D12])/2" office:value-type="float" office:value="-0.297629452878817" calcext:value-type="float">
            <text:p>-0.297629452878817</text:p>
          </table:table-cell>
          <table:table-cell table:formula="of:=([.C12]+[.E12])/2" office:value-type="float" office:value="-0.153352001050998" calcext:value-type="float">
            <text:p>-0.153352001050998</text:p>
          </table:table-cell>
          <table:table-cell table:number-columns-repeated="2"/>
        </table:table-row>
        <table:table-row table:style-name="ro1">
          <table:table-cell/>
          <table:table-cell table:formula="of:=([.B13]+[.D13])/2" office:value-type="float" office:value="-0.293137062251132" calcext:value-type="float">
            <text:p>-0.293137062251132</text:p>
          </table:table-cell>
          <table:table-cell table:formula="of:=([.C13]+[.E13])/2" office:value-type="float" office:value="-0.163987155700933" calcext:value-type="float">
            <text:p>-0.163987155700933</text:p>
          </table:table-cell>
          <table:table-cell table:number-columns-repeated="2"/>
        </table:table-row>
        <table:table-row table:style-name="ro1">
          <table:table-cell/>
          <table:table-cell table:formula="of:=([.B14]+[.D14])/2" office:value-type="float" office:value="-0.288729685322103" calcext:value-type="float">
            <text:p>-0.288729685322103</text:p>
          </table:table-cell>
          <table:table-cell table:formula="of:=([.C14]+[.E14])/2" office:value-type="float" office:value="-0.173586728008903" calcext:value-type="float">
            <text:p>-0.173586728008903</text:p>
          </table:table-cell>
          <table:table-cell table:number-columns-repeated="2"/>
        </table:table-row>
        <table:table-row table:style-name="ro1">
          <table:table-cell/>
          <table:table-cell table:formula="of:=([.B15]+[.D15])/2" office:value-type="float" office:value="-0.284415011225801" calcext:value-type="float">
            <text:p>-0.284415011225801</text:p>
          </table:table-cell>
          <table:table-cell table:formula="of:=([.C15]+[.E15])/2" office:value-type="float" office:value="-0.182261405071979" calcext:value-type="float">
            <text:p>-0.182261405071979</text:p>
          </table:table-cell>
          <table:table-cell table:number-columns-repeated="2"/>
        </table:table-row>
        <table:table-row table:style-name="ro1">
          <table:table-cell/>
          <table:table-cell table:formula="of:=([.B16]+[.D16])/2" office:value-type="float" office:value="-0.280206619729081" calcext:value-type="float">
            <text:p>-0.280206619729081</text:p>
          </table:table-cell>
          <table:table-cell table:formula="of:=([.C16]+[.E16])/2" office:value-type="float" office:value="-0.19008554400246" calcext:value-type="float">
            <text:p>-0.19008554400246</text:p>
          </table:table-cell>
          <table:table-cell table:number-columns-repeated="2"/>
        </table:table-row>
        <table:table-row table:style-name="ro1">
          <table:table-cell/>
          <table:table-cell table:formula="of:=([.B17]+[.D17])/2" office:value-type="float" office:value="-0.276106021127739" calcext:value-type="float">
            <text:p>-0.276106021127739</text:p>
          </table:table-cell>
          <table:table-cell table:formula="of:=([.C17]+[.E17])/2" office:value-type="float" office:value="-0.197126064386698" calcext:value-type="float">
            <text:p>-0.197126064386698</text:p>
          </table:table-cell>
          <table:table-cell table:number-columns-repeated="2"/>
        </table:table-row>
        <table:table-row table:style-name="ro1">
          <table:table-cell/>
          <table:table-cell table:formula="of:=([.B18]+[.D18])/2" office:value-type="float" office:value="-0.27212422497013" calcext:value-type="float">
            <text:p>-0.27212422497013</text:p>
          </table:table-cell>
          <table:table-cell table:formula="of:=([.C18]+[.E18])/2" office:value-type="float" office:value="-0.203444339960613" calcext:value-type="float">
            <text:p>-0.203444339960613</text:p>
          </table:table-cell>
          <table:table-cell table:number-columns-repeated="2"/>
        </table:table-row>
        <table:table-row table:style-name="ro1">
          <table:table-cell/>
          <table:table-cell table:formula="of:=([.B19]+[.D19])/2" office:value-type="float" office:value="-0.270105230574312" calcext:value-type="float">
            <text:p>-0.270105230574312</text:p>
          </table:table-cell>
          <table:table-cell table:formula="of:=([.C19]+[.E19])/2" office:value-type="float" office:value="-0.208873772494201" calcext:value-type="float">
            <text:p>-0.208873772494201</text:p>
          </table:table-cell>
          <table:table-cell table:number-columns-repeated="2"/>
        </table:table-row>
        <table:table-row table:style-name="ro1">
          <table:table-cell/>
          <table:table-cell table:formula="of:=([.B20]+[.D20])/2" office:value-type="float" office:value="-0.268350615512345" calcext:value-type="float">
            <text:p>-0.268350615512345</text:p>
          </table:table-cell>
          <table:table-cell table:formula="of:=([.C20]+[.E20])/2" office:value-type="float" office:value="-0.213683533938936" calcext:value-type="float">
            <text:p>-0.213683533938936</text:p>
          </table:table-cell>
          <table:table-cell table:number-columns-repeated="2"/>
        </table:table-row>
        <table:table-row table:style-name="ro1">
          <table:table-cell/>
          <table:table-cell table:formula="of:=([.B21]+[.D21])/2" office:value-type="float" office:value="-0.266793432483997" calcext:value-type="float">
            <text:p>-0.266793432483997</text:p>
          </table:table-cell>
          <table:table-cell table:formula="of:=([.C21]+[.E21])/2" office:value-type="float" office:value="-0.217939339486357" calcext:value-type="float">
            <text:p>-0.217939339486357</text:p>
          </table:table-cell>
          <table:table-cell table:number-columns-repeated="2"/>
        </table:table-row>
        <table:table-row table:style-name="ro1">
          <table:table-cell/>
          <table:table-cell table:formula="of:=([.B22]+[.D22])/2" office:value-type="float" office:value="-0.265418655060351" calcext:value-type="float">
            <text:p>-0.265418655060351</text:p>
          </table:table-cell>
          <table:table-cell table:formula="of:=([.C22]+[.E22])/2" office:value-type="float" office:value="-0.221684661643442" calcext:value-type="float">
            <text:p>-0.221684661643442</text:p>
          </table:table-cell>
          <table:table-cell table:number-columns-repeated="2"/>
        </table:table-row>
        <table:table-row table:style-name="ro1">
          <table:table-cell/>
          <table:table-cell table:formula="of:=([.B23]+[.D23])/2" office:value-type="float" office:value="-0.264205269140351" calcext:value-type="float">
            <text:p>-0.264205269140351</text:p>
          </table:table-cell>
          <table:table-cell table:formula="of:=([.C23]+[.E23])/2" office:value-type="float" office:value="-0.224979387802058" calcext:value-type="float">
            <text:p>-0.224979387802058</text:p>
          </table:table-cell>
          <table:table-cell table:number-columns-repeated="2"/>
        </table:table-row>
        <table:table-row table:style-name="ro1">
          <table:table-cell/>
          <table:table-cell table:formula="of:=([.B24]+[.D24])/2" office:value-type="float" office:value="-0.263132232350522" calcext:value-type="float">
            <text:p>-0.263132232350522</text:p>
          </table:table-cell>
          <table:table-cell table:formula="of:=([.C24]+[.E24])/2" office:value-type="float" office:value="-0.227883282355308" calcext:value-type="float">
            <text:p>-0.227883282355308</text:p>
          </table:table-cell>
          <table:table-cell table:number-columns-repeated="2"/>
        </table:table-row>
        <table:table-row table:style-name="ro1">
          <table:table-cell/>
          <table:table-cell table:formula="of:=([.B25]+[.D25])/2" office:value-type="float" office:value="-0.262176606726964" calcext:value-type="float">
            <text:p>-0.262176606726964</text:p>
          </table:table-cell>
          <table:table-cell table:formula="of:=([.C25]+[.E25])/2" office:value-type="float" office:value="-0.230460800855608" calcext:value-type="float">
            <text:p>-0.230460800855608</text:p>
          </table:table-cell>
          <table:table-cell table:number-columns-repeated="2"/>
        </table:table-row>
        <table:table-row table:style-name="ro1">
          <table:table-cell/>
          <table:table-cell table:formula="of:=([.B26]+[.D26])/2" office:value-type="float" office:value="-0.261312853863379" calcext:value-type="float">
            <text:p>-0.261312853863379</text:p>
          </table:table-cell>
          <table:table-cell table:formula="of:=([.C26]+[.E26])/2" office:value-type="float" office:value="-0.23278279194987" calcext:value-type="float">
            <text:p>-0.23278279194987</text:p>
          </table:table-cell>
          <table:table-cell table:number-columns-repeated="2"/>
        </table:table-row>
        <table:table-row table:style-name="ro1">
          <table:table-cell/>
          <table:table-cell table:formula="of:=([.B27]+[.D27])/2" office:value-type="float" office:value="-0.260513498296645" calcext:value-type="float">
            <text:p>-0.260513498296645</text:p>
          </table:table-cell>
          <table:table-cell table:formula="of:=([.C27]+[.E27])/2" office:value-type="float" office:value="-0.234924537539607" calcext:value-type="float">
            <text:p>-0.234924537539607</text:p>
          </table:table-cell>
          <table:table-cell table:number-columns-repeated="2"/>
        </table:table-row>
        <table:table-row table:style-name="ro1">
          <table:table-cell/>
          <table:table-cell table:formula="of:=([.B28]+[.D28])/2" office:value-type="float" office:value="-0.25974763277198" calcext:value-type="float">
            <text:p>-0.25974763277198</text:p>
          </table:table-cell>
          <table:table-cell table:formula="of:=([.C28]+[.E28])/2" office:value-type="float" office:value="-0.236969467282313" calcext:value-type="float">
            <text:p>-0.236969467282313</text:p>
          </table:table-cell>
          <table:table-cell table:number-columns-repeated="2"/>
        </table:table-row>
        <table:table-row table:style-name="ro1">
          <table:table-cell/>
          <table:table-cell table:formula="of:=([.B29]+[.D29]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([.B30]+[.D30]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([.B31]+[.D31])/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3T21:22:50.329428381</dc:date>
    <meta:editing-duration>PT25M41S</meta:editing-duration>
    <meta:editing-cycles>1</meta:editing-cycles>
    <meta:document-statistic meta:table-count="1" meta:cell-count="197" meta:object-count="0"/>
    <meta:generator>LibreOffice/7.3.7.2$Linux_X86_64 LibreOffice_project/30$Build-2</meta:generator>
  </office:meta>
</office:document-meta>
</file>